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21B0190000145C00001491EFFD85CA.svg" manifest:media-type="image/svg+xml"/>
  <manifest:file-entry manifest:full-path="Pictures/1021B0190000145C00001491305077F6.svg" manifest:media-type="image/svg+xml"/>
  <manifest:file-entry manifest:full-path="Pictures/1021B0190000145C00001491916959FA.svg" manifest:media-type="image/svg+xml"/>
  <manifest:file-entry manifest:full-path="Pictures/1021B0190000145C000014911AA822B8.svg" manifest:media-type="image/svg+xml"/>
  <manifest:file-entry manifest:full-path="Pictures/10000001000001280000012B5809C2BD.png" manifest:media-type="image/png"/>
  <manifest:file-entry manifest:full-path="Pictures/1021B0190000145C00001491DD4CF6A2.svg" manifest:media-type="image/svg+xml"/>
  <manifest:file-entry manifest:full-path="Pictures/10000001000001280000012B2985AA2D.png" manifest:media-type="image/png"/>
  <manifest:file-entry manifest:full-path="Pictures/10000001000001280000012BB0B0DC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1cm" svg:height="5.264cm" svg:x="2.114cm" svg:y="2.66cm">
          <draw:image xlink:href="Pictures/1021B0190000145C00001491916959FA.svg" xlink:type="simple" xlink:show="embed" xlink:actuate="onLoad" draw:mime-type="image/svg+xml">
            <text:p/>
          </draw:image>
          <draw:image xlink:href="Pictures/1021B0190000145C00001491916959FA.svg" xlink:type="simple" xlink:show="embed" xlink:actuate="onLoad" draw:mime-type="image/svg+xml"/>
        </draw:frame>
        <draw:frame draw:style-name="gr1" draw:text-style-name="P1" draw:layer="layout" svg:width="5.211cm" svg:height="5.264cm" svg:x="8.43cm" svg:y="2.635cm">
          <draw:image xlink:href="Pictures/1021B0190000145C00001491305077F6.svg" xlink:type="simple" xlink:show="embed" xlink:actuate="onLoad" draw:mime-type="image/svg+xml">
            <text:p/>
          </draw:image>
          <draw:image xlink:href="Pictures/1021B0190000145C00001491305077F6.svg" xlink:type="simple" xlink:show="embed" xlink:actuate="onLoad" draw:mime-type="image/svg+xml"/>
        </draw:frame>
        <draw:frame draw:style-name="gr1" draw:text-style-name="P1" draw:layer="layout" svg:width="5.211cm" svg:height="5.264cm" svg:x="2.066cm" svg:y="9.261cm">
          <draw:image xlink:href="Pictures/1021B0190000145C000014911AA822B8.svg" xlink:type="simple" xlink:show="embed" xlink:actuate="onLoad" draw:mime-type="image/svg+xml">
            <text:p/>
          </draw:image>
          <draw:image xlink:href="Pictures/10000001000001280000012B5809C2BD.png" xlink:type="simple" xlink:show="embed" xlink:actuate="onLoad" draw:mime-type="image/png"/>
        </draw:frame>
        <draw:frame draw:style-name="gr1" draw:text-style-name="P1" draw:layer="layout" svg:width="5.211cm" svg:height="5.264cm" svg:x="14.961cm" svg:y="2.564cm">
          <draw:image xlink:href="Pictures/1021B0190000145C00001491DD4CF6A2.svg" xlink:type="simple" xlink:show="embed" xlink:actuate="onLoad" draw:mime-type="image/svg+xml">
            <text:p/>
          </draw:image>
          <draw:image xlink:href="Pictures/10000001000001280000012B2985AA2D.png" xlink:type="simple" xlink:show="embed" xlink:actuate="onLoad" draw:mime-type="image/png"/>
        </draw:frame>
        <draw:frame draw:style-name="gr1" draw:text-style-name="P1" draw:layer="layout" svg:width="5.211cm" svg:height="5.264cm" svg:x="8.453cm" svg:y="9.381cm">
          <draw:image xlink:href="Pictures/1021B0190000145C00001491EFFD85CA.svg" xlink:type="simple" xlink:show="embed" xlink:actuate="onLoad" draw:mime-type="image/svg+xml">
            <text:p/>
          </draw:image>
          <draw:image xlink:href="Pictures/10000001000001280000012BB0B0DCDF.png" xlink:type="simple" xlink:show="embed" xlink:actuate="onLoad" draw:mime-type="image/png"/>
        </draw:frame>
        <draw:frame draw:style-name="gr1" draw:text-style-name="P1" draw:layer="layout" svg:width="5.211cm" svg:height="5.264cm" svg:x="2.067cm" svg:y="16.224cm">
          <draw:image xlink:href="Pictures/1021B0190000145C00001491916959FA.svg" xlink:type="simple" xlink:show="embed" xlink:actuate="onLoad" draw:mime-type="image/svg+xml">
            <text:p/>
          </draw:image>
          <draw:image xlink:href="Pictures/1021B0190000145C00001491916959FA.svg" xlink:type="simple" xlink:show="embed" xlink:actuate="onLoad" draw:mime-type="image/svg+xml"/>
        </draw:frame>
        <draw:frame draw:style-name="gr1" draw:text-style-name="P1" draw:layer="layout" svg:width="5.211cm" svg:height="5.264cm" svg:x="8.383cm" svg:y="16.199cm">
          <draw:image xlink:href="Pictures/1021B0190000145C00001491305077F6.svg" xlink:type="simple" xlink:show="embed" xlink:actuate="onLoad" draw:mime-type="image/svg+xml">
            <text:p/>
          </draw:image>
          <draw:image xlink:href="Pictures/1021B0190000145C00001491305077F6.svg" xlink:type="simple" xlink:show="embed" xlink:actuate="onLoad" draw:mime-type="image/svg+xml"/>
        </draw:frame>
        <draw:frame draw:style-name="gr1" draw:text-style-name="P1" draw:layer="layout" svg:width="5.211cm" svg:height="5.264cm" svg:x="2.185cm" svg:y="22.754cm">
          <draw:image xlink:href="Pictures/1021B0190000145C000014911AA822B8.svg" xlink:type="simple" xlink:show="embed" xlink:actuate="onLoad" draw:mime-type="image/svg+xml">
            <text:p/>
          </draw:image>
          <draw:image xlink:href="Pictures/10000001000001280000012B5809C2BD.png" xlink:type="simple" xlink:show="embed" xlink:actuate="onLoad" draw:mime-type="image/png"/>
        </draw:frame>
        <draw:frame draw:style-name="gr1" draw:text-style-name="P1" draw:layer="layout" svg:width="5.211cm" svg:height="5.264cm" svg:x="14.914cm" svg:y="16.128cm">
          <draw:image xlink:href="Pictures/1021B0190000145C00001491DD4CF6A2.svg" xlink:type="simple" xlink:show="embed" xlink:actuate="onLoad" draw:mime-type="image/svg+xml">
            <text:p/>
          </draw:image>
          <draw:image xlink:href="Pictures/10000001000001280000012B2985AA2D.png" xlink:type="simple" xlink:show="embed" xlink:actuate="onLoad" draw:mime-type="image/png"/>
        </draw:frame>
        <draw:frame draw:style-name="gr1" draw:text-style-name="P1" draw:layer="layout" svg:width="5.211cm" svg:height="5.264cm" svg:x="8.572cm" svg:y="22.874cm">
          <draw:image xlink:href="Pictures/1021B0190000145C00001491EFFD85CA.svg" xlink:type="simple" xlink:show="embed" xlink:actuate="onLoad" draw:mime-type="image/svg+xml">
            <text:p/>
          </draw:image>
          <draw:image xlink:href="Pictures/10000001000001280000012BB0B0DCD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9T11:54:28.313955300</meta:creation-date>
    <meta:print-date>2026-02-19T12:01:09.742008400</meta:print-date>
    <dc:date>2026-02-19T12:06:12.598110200</dc:date>
    <meta:editing-duration>PT57S</meta:editing-duration>
    <meta:editing-cycles>1</meta:editing-cycles>
    <meta:document-statistic meta:object-count="10"/>
    <meta:generator>LibreOffice/25.2.7.2$Windows_X86_64 LibreOffice_project/5cbfd1ab6520636bb5f7b99185aa69bd7456825d</meta:generator>
  </office:meta>
</office:document-meta>
</file>